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5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2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.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2.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994cm" fo:min-width="3.74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504cm" fo:min-width="1.25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79cm" fo:min-width="0.22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478cm" fo:min-width="0.2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5.5cm"/>
    </style:style>
    <style:style style:name="gr14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5" style:family="graphic" style:parent-style-name="objectwithoutfill">
      <style:graphic-properties svg:stroke-color="#000000" draw:fill="solid" draw:textarea-vertical-align="middl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5.74cm" fo:min-width="5.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4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4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75cm" svg:height="0.75cm" svg:x="4.7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cm" svg:height="6cm" svg:x="8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6cm" svg:x="8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6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6cm" svg:x="12.5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0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6cm" svg:x="15.9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6cm" svg:x="15.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8.9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6cm" svg:x="15.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cm" svg:height="3cm" svg:x="18.9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3cm" svg:x="18.9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3cm" svg:x="20.4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6cm" svg:x="1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cm" svg:height="6cm" svg:x="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cm" svg:height="2.48cm" svg:x="1cm" svg:y="10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cm" svg:height="2.48cm" svg:x="2.75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cm" svg:height="2.48cm" svg:x="4.502cm" svg:y="1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cm" svg:height="2.48cm" svg:x="2.752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28cm" svg:height="1.029cm" svg:x="2.75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3cm" svg:height="1.028cm" svg:x="3.47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28cm" svg:height="1.029cm" svg:x="4.202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3cm" svg:height="1.028cm" svg:x="3.475cm" svg:y="9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6cm" svg:height="6cm" svg:x="8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9.38cm" svg:y1="8.5cm" svg:x2="9.94cm" svg:y2="9.38cm">
          <text:p/>
        </draw:line>
        <draw:line draw:style-name="gr14" draw:text-style-name="P3" draw:layer="layout" svg:x1="9.94cm" svg:y1="9.38cm" svg:x2="9.54cm" svg:y2="10.1cm">
          <text:p/>
        </draw:line>
        <draw:line draw:style-name="gr15" draw:text-style-name="P3" draw:layer="layout" svg:x1="9.54cm" svg:y1="10.1cm" svg:x2="8.5cm" svg:y2="9.78cm">
          <text:p/>
        </draw:line>
        <draw:line draw:style-name="gr15" draw:text-style-name="P3" draw:layer="layout" svg:x1="9.54cm" svg:y1="10.1cm" svg:x2="9.7cm" svg:y2="10.42cm">
          <text:p/>
        </draw:line>
        <draw:line draw:style-name="gr15" draw:text-style-name="P3" draw:layer="layout" svg:x1="9.7cm" svg:y1="10.42cm" svg:x2="9.54cm" svg:y2="11.94cm">
          <text:p/>
        </draw:line>
        <draw:line draw:style-name="gr15" draw:text-style-name="P3" draw:layer="layout" svg:x1="9.54cm" svg:y1="11.94cm" svg:x2="8.5cm" svg:y2="12.42cm">
          <text:p/>
        </draw:line>
        <draw:line draw:style-name="gr15" draw:text-style-name="P3" draw:layer="layout" svg:x1="9.54cm" svg:y1="11.94cm" svg:x2="10.26cm" svg:y2="12.26cm">
          <text:p/>
        </draw:line>
        <draw:line draw:style-name="gr15" draw:text-style-name="P3" draw:layer="layout" svg:x1="10.26cm" svg:y1="12.26cm" svg:x2="10.82cm" svg:y2="13.78cm">
          <text:p/>
        </draw:line>
        <draw:line draw:style-name="gr15" draw:text-style-name="P3" draw:layer="layout" svg:x1="10.82cm" svg:y1="13.78cm" svg:x2="10.58cm" svg:y2="14.5cm">
          <text:p/>
        </draw:line>
        <draw:line draw:style-name="gr15" draw:text-style-name="P3" draw:layer="layout" svg:x1="10.82cm" svg:y1="13.78cm" svg:x2="12.1cm" svg:y2="13.38cm">
          <text:p/>
        </draw:line>
        <draw:line draw:style-name="gr15" draw:text-style-name="P3" draw:layer="layout" svg:x1="12.1cm" svg:y1="13.38cm" svg:x2="12.5cm" svg:y2="11.7cm">
          <text:p/>
        </draw:line>
        <draw:line draw:style-name="gr15" draw:text-style-name="P3" draw:layer="layout" svg:x1="12.5cm" svg:y1="11.7cm" svg:x2="12.02cm" svg:y2="11.46cm">
          <text:p/>
        </draw:line>
        <draw:line draw:style-name="gr15" draw:text-style-name="P3" draw:layer="layout" svg:x1="12.02cm" svg:y1="11.46cm" svg:x2="10.26cm" svg:y2="12.26cm">
          <text:p/>
        </draw:line>
        <draw:line draw:style-name="gr15" draw:text-style-name="P3" draw:layer="layout" svg:x1="12.02cm" svg:y1="11.46cm" svg:x2="11.7cm" svg:y2="10.34cm">
          <text:p/>
        </draw:line>
        <draw:line draw:style-name="gr15" draw:text-style-name="P3" draw:layer="layout" svg:x1="11.7cm" svg:y1="10.34cm" svg:x2="9.7cm" svg:y2="10.42cm">
          <text:p/>
        </draw:line>
        <draw:line draw:style-name="gr15" draw:text-style-name="P3" draw:layer="layout" svg:x1="11.7cm" svg:y1="10.34cm" svg:x2="11.86cm" svg:y2="9.54cm">
          <text:p/>
        </draw:line>
        <draw:line draw:style-name="gr15" draw:text-style-name="P3" draw:layer="layout" svg:x1="11.86cm" svg:y1="9.54cm" svg:x2="10.5cm" svg:y2="8.98cm">
          <text:p/>
        </draw:line>
        <draw:line draw:style-name="gr15" draw:text-style-name="P3" draw:layer="layout" svg:x1="10.5cm" svg:y1="8.98cm" svg:x2="9.94cm" svg:y2="9.38cm">
          <text:p/>
        </draw:line>
        <draw:line draw:style-name="gr15" draw:text-style-name="P3" draw:layer="layout" svg:x1="10.5cm" svg:y1="8.98cm" svg:x2="10.42cm" svg:y2="8.5cm">
          <text:p/>
        </draw:line>
        <draw:line draw:style-name="gr15" draw:text-style-name="P3" draw:layer="layout" svg:x1="11.86cm" svg:y1="9.54cm" svg:x2="11.86cm" svg:y2="8.5cm">
          <text:p/>
        </draw:line>
        <draw:line draw:style-name="gr15" draw:text-style-name="P3" draw:layer="layout" svg:x1="11.86cm" svg:y1="9.54cm" svg:x2="13.06cm" svg:y2="9.38cm">
          <text:p/>
        </draw:line>
        <draw:line draw:style-name="gr15" draw:text-style-name="P3" draw:layer="layout" svg:x1="13.06cm" svg:y1="9.38cm" svg:x2="13.46cm" svg:y2="8.5cm">
          <text:p/>
        </draw:line>
        <draw:line draw:style-name="gr15" draw:text-style-name="P3" draw:layer="layout" svg:x1="13.06cm" svg:y1="9.38cm" svg:x2="14.18cm" svg:y2="10.42cm">
          <text:p/>
        </draw:line>
        <draw:line draw:style-name="gr15" draw:text-style-name="P3" draw:layer="layout" svg:x1="14.18cm" svg:y1="10.42cm" svg:x2="14.5cm" svg:y2="10.42cm">
          <text:p/>
        </draw:line>
        <draw:line draw:style-name="gr15" draw:text-style-name="P3" draw:layer="layout" svg:x1="14.18cm" svg:y1="10.42cm" svg:x2="12.82cm" svg:y2="11.7cm">
          <text:p/>
        </draw:line>
        <draw:line draw:style-name="gr15" draw:text-style-name="P3" draw:layer="layout" svg:x1="12.5cm" svg:y1="11.7cm" svg:x2="12.82cm" svg:y2="11.7cm">
          <text:p/>
        </draw:line>
        <draw:line draw:style-name="gr15" draw:text-style-name="P3" draw:layer="layout" svg:x1="12.82cm" svg:y1="11.7cm" svg:x2="14.5cm" svg:y2="13.22cm">
          <text:p/>
        </draw:line>
        <draw:line draw:style-name="gr15" draw:text-style-name="P3" draw:layer="layout" svg:x1="12.1cm" svg:y1="13.38cm" svg:x2="12.58cm" svg:y2="13.78cm">
          <text:p/>
        </draw:line>
        <draw:line draw:style-name="gr15" draw:text-style-name="P3" draw:layer="layout" svg:x1="12.58cm" svg:y1="13.78cm" svg:x2="12.58cm" svg:y2="14.5cm">
          <text:p/>
        </draw:line>
        <draw:line draw:style-name="gr15" draw:text-style-name="P3" draw:layer="layout" svg:x1="12.58cm" svg:y1="13.78cm" svg:x2="14.5cm" svg:y2="13.54cm">
          <text:p/>
        </draw:line>
        <draw:custom-shape draw:style-name="gr16" draw:text-style-name="P2" draw:layer="layout" svg:width="6cm" svg:height="5.99cm" svg:x="15.9cm" svg:y="8.5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7.588cm" svg:y1="10.877cm" svg:x2="15.994cm" svg:y2="8.5cm">
          <text:p/>
        </draw:line>
        <draw:line draw:style-name="gr15" draw:text-style-name="P3" draw:layer="layout" svg:x1="17.588cm" svg:y1="11.067cm" svg:x2="15.9cm" svg:y2="11.352cm">
          <text:p/>
        </draw:line>
        <draw:line draw:style-name="gr15" draw:text-style-name="P3" draw:layer="layout" svg:x1="17.588cm" svg:y1="10.877cm" svg:x2="17.588cm" svg:y2="11.067cm">
          <text:p/>
        </draw:line>
        <draw:line draw:style-name="gr15" draw:text-style-name="P3" draw:layer="layout" svg:x1="17.588cm" svg:y1="11.067cm" svg:x2="17.776cm" svg:y2="12.303cm">
          <text:p/>
        </draw:line>
        <draw:line draw:style-name="gr15" draw:text-style-name="P3" draw:layer="layout" svg:x1="17.775cm" svg:y1="12.303cm" svg:x2="16.931cm" svg:y2="13.159cm">
          <text:p/>
        </draw:line>
        <draw:line draw:style-name="gr15" draw:text-style-name="P3" draw:layer="layout" svg:x1="16.931cm" svg:y1="13.16cm" svg:x2="15.9cm" svg:y2="12.399cm">
          <text:p/>
        </draw:line>
        <draw:line draw:style-name="gr15" draw:text-style-name="P3" draw:layer="layout" svg:x1="16.369cm" svg:y1="12.736cm" svg:x2="15.9cm" svg:y2="13.116cm">
          <text:p/>
        </draw:line>
        <draw:line draw:style-name="gr15" draw:text-style-name="P3" draw:layer="layout" svg:x1="16.931cm" svg:y1="13.159cm" svg:x2="17.962cm" svg:y2="13.92cm">
          <text:p/>
        </draw:line>
        <draw:line draw:style-name="gr15" draw:text-style-name="P3" draw:layer="layout" svg:x1="17.963cm" svg:y1="13.92cm" svg:x2="18.057cm" svg:y2="14.491cm">
          <text:p/>
        </draw:line>
        <draw:line draw:style-name="gr15" draw:text-style-name="P3" draw:layer="layout" svg:x1="16.144cm" svg:y1="14.5cm" svg:x2="17.082cm" svg:y2="13.264cm">
          <text:p/>
        </draw:line>
        <draw:line draw:style-name="gr15" draw:text-style-name="P3" draw:layer="layout" svg:x1="17.775cm" svg:y1="12.303cm" svg:x2="17.963cm" svg:y2="13.919cm">
          <text:p/>
        </draw:line>
        <draw:line draw:style-name="gr15" draw:text-style-name="P3" draw:layer="layout" svg:x1="17.588cm" svg:y1="10.877cm" svg:x2="21.901cm" svg:y2="12.398cm">
          <text:p/>
        </draw:line>
        <draw:line draw:style-name="gr15" draw:text-style-name="P3" draw:layer="layout" svg:x1="17.775cm" svg:y1="12.399cm" svg:x2="18.9cm" svg:y2="11.353cm">
          <text:p/>
        </draw:line>
        <draw:line draw:style-name="gr15" draw:text-style-name="P3" draw:layer="layout" svg:x1="19.264cm" svg:y1="14.492cm" svg:x2="20.295cm" svg:y2="11.83cm">
          <text:p/>
        </draw:line>
        <draw:line draw:style-name="gr15" draw:text-style-name="P3" draw:layer="layout" svg:x1="17.869cm" svg:y1="10.972cm" svg:x2="19.369cm" svg:y2="8.5cm">
          <text:p/>
        </draw:line>
        <draw:line draw:style-name="gr15" draw:text-style-name="P3" draw:layer="layout" svg:x1="20.1cm" svg:y1="11.757cm" svg:x2="21.15cm" svg:y2="8.5cm">
          <text:p/>
        </draw:line>
        <draw:custom-shape draw:style-name="gr3" draw:text-style-name="P1" draw:layer="layout" svg:width="1.5cm" svg:height="1.5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.5cm" svg:x="5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.5cm" svg:x="5.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75cm" svg:height="0.75cm" svg:x="4.75cm" svg:y="4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75cm" svg:height="0.75cm" svg:x="4.017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75cm" svg:height="0.75cm" svg:x="4.017cm" svg:y="4.01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2:50:52.963640202</meta:creation-date>
    <dc:date>2022-03-02T17:00:09.320530912</dc:date>
    <meta:editing-duration>PT7H32M25S</meta:editing-duration>
    <meta:editing-cycles>2</meta:editing-cycles>
    <meta:generator>LibreOffice/6.4.7.2$Linux_X86_64 LibreOffice_project/40$Build-2</meta:generator>
    <meta:document-statistic meta:object-count="85"/>
  </office:meta>
</office:document-meta>
</file>